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mic Sans MS" officeooo:paragraph-rsid="003424af"/>
    </style:style>
    <style:style style:name="P2" style:family="paragraph" style:parent-style-name="Standard">
      <style:text-properties style:font-name="Comic Sans MS"/>
    </style:style>
    <style:style style:name="P3" style:family="paragraph" style:parent-style-name="Standard">
      <style:text-properties style:font-name="Comic Sans MS" officeooo:paragraph-rsid="00462f9d"/>
    </style:style>
    <style:style style:name="P4" style:family="paragraph" style:parent-style-name="Standard">
      <style:text-properties style:font-name="Comic Sans MS" officeooo:paragraph-rsid="0034f4ce"/>
    </style:style>
    <style:style style:name="P5" style:family="paragraph" style:parent-style-name="Standard">
      <style:text-properties style:font-name="Comic Sans MS" officeooo:paragraph-rsid="00421181"/>
    </style:style>
    <style:style style:name="P6" style:family="paragraph" style:parent-style-name="Standard">
      <style:text-properties style:font-name="Comic Sans MS" officeooo:paragraph-rsid="003424af"/>
    </style:style>
    <style:style style:name="P7" style:family="paragraph" style:parent-style-name="Standard">
      <style:text-properties style:font-name="Comic Sans MS" officeooo:paragraph-rsid="0036f27c"/>
    </style:style>
    <style:style style:name="P8" style:family="paragraph" style:parent-style-name="Standard">
      <style:text-properties style:font-name="Comic Sans MS" officeooo:paragraph-rsid="003bc60e"/>
    </style:style>
    <style:style style:name="P9" style:family="paragraph" style:parent-style-name="Standard">
      <style:text-properties style:font-name="Comic Sans MS" officeooo:rsid="0036f27c" officeooo:paragraph-rsid="003bc60e"/>
    </style:style>
    <style:style style:name="T1" style:family="text">
      <style:text-properties officeooo:rsid="003424af"/>
    </style:style>
    <style:style style:name="T2" style:family="text">
      <style:text-properties officeooo:rsid="0036f27c"/>
    </style:style>
    <style:style style:name="T3" style:family="text">
      <style:text-properties fo:color="#ce9178" loext:opacity="100%" fo:background-color="#1f1f1f" loext:char-shading-value="0"/>
    </style:style>
    <style:style style:name="T4" style:family="text">
      <style:text-properties fo:color="#ce9178" loext:opacity="100%" officeooo:rsid="003ed2e1" fo:background-color="#1f1f1f" loext:char-shading-value="0"/>
    </style:style>
    <style:style style:name="T5" style:family="text">
      <style:text-properties style:font-name="Comic Sans MS" officeooo:rsid="0036f27c"/>
    </style:style>
    <style:style style:name="T6" style:family="text">
      <style:text-properties officeooo:rsid="003ed2e1"/>
    </style:style>
    <style:style style:name="T7" style:family="text">
      <style:text-properties officeooo:rsid="00462f9d"/>
    </style:style>
    <style:style style:name="T8" style:family="text">
      <style:text-properties officeooo:rsid="00471b1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🗒🏭🅰🌶🌜🦷 🌛👆🔚 <text:s text:c="5"/><text:span text:style-name="T1">def fac(z):\n</text:span></text:p>
      <text:p text:style-name="P3">➡❓🦷↔🕐👆🔚 <text:span text:style-name="T7">\t</text:span><text:span text:style-name="T1">if z==1:\n</text:span></text:p>
      <text:p text:style-name="P3">➡➡🔙🕐🔚 <text:span text:style-name="T7">\t\t</text:span><text:span text:style-name="T1">return 1\n</text:span></text:p>
      <text:p text:style-name="P3">➡❓🦷↔🅾👆🔚 <text:span text:style-name="T7">\t</text:span><text:span text:style-name="T1">if z==1:\n</text:span></text:p>
      <text:p text:style-name="P3">➡➡🔙🕐🔚 <text:span text:style-name="T7">\t\t</text:span><text:span text:style-name="T1">return 1\n</text:span></text:p>
      <text:p text:style-name="P2">➡❌👆🔚<text:span text:style-name="T7">\telse:\n</text:span></text:p>
      <text:p text:style-name="P3">➡➡🔙🦷✖🏭🅰🌶🌜🦷➖🕐🌛🔚 <text:span text:style-name="T7">\t\t</text:span><text:span text:style-name="T1">return z*fac(z-1)\n</text:span></text:p>
      <text:p text:style-name="P2"/>
      <text:p text:style-name="P4">🗒🅱ℹ🤛🌜🤛🦴🕋🌛👆🔚 <text:span text:style-name="T7">def bin(n,k)</text:span></text:p>
      <text:p text:style-name="P5">➡🅰👈🏭🅰🌶🌜🤛🌛➗➗🌜🏭🅰🌶🌜🕋🌛✖🏭🅰🌶🌜🤛➖🕋🌛🌛🔚</text:p>
      <text:p text:style-name="P1">➡🔙🅰🔚</text:p>
      <text:p text:style-name="P1"/>
      <text:p text:style-name="P1">🤛👈🅾🔚<text:tab/><text:span text:style-name="T6">n=0</text:span></text:p>
      <text:p text:style-name="P7">🕋👈🅾🔚<text:span text:style-name="T6">k=0</text:span></text:p>
      <text:p text:style-name="P7">🏁🕐↔🕐👆🔚<text:span text:style-name="T6">while 1==1</text:span></text:p>
      <text:p text:style-name="P1">➡🖨🌜🅱ℹ🤛🌜🤛🦴🕋🌛🦴📧🤛🦡👈▶🦴◀🌛🔚 <text:span text:style-name="T2">bin(</text:span><text:span text:style-name="T6">n</text:span><text:span text:style-name="T2">,</text:span><text:span text:style-name="T6">k</text:span><text:span text:style-name="T2">)</text:span></text:p>
      <text:p text:style-name="P8">➡❓🤛↔🕋👆🔚 <text:span text:style-name="T2">if n == k:</text:span></text:p>
      <text:p text:style-name="P9">➡➡🤛➕👈🕐🔚<text:span text:style-name="T6">n+=1</text:span></text:p>
      <text:p text:style-name="P9">➡➡🕋👈🅾🔚<text:span text:style-name="T8">k=0</text:span></text:p>
      <text:p text:style-name="P9">➡➡🖨🌜🌛🔚</text:p>
      <text:p text:style-name="P9">➡❌👆🔚<text:span text:style-name="T6">else:</text:span></text:p>
      <text:p text:style-name="P9">➡➡🕋➕👈🕐🔚<text:span text:style-name="T6">k+=1</text:span></text:p>
      <text:p text:style-name="P9">➡❓🤛↔🕐🕐👆🔚<text:span text:style-name="T6">if n==11</text:span></text:p>
      <text:p text:style-name="P8"><text:span text:style-name="T2">➡➡</text:span><text:span text:style-name="T3">🛑🔚 </text:span><text:span text:style-name="T4">break</text:span>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4.2.3$Windows_X86_64 LibreOffice_project/382eef1f22670f7f4118c8c2dd222ec7ad009daf</meta:generator>
    <dc:date>2023-10-01T06:57:03.828000000</dc:date>
    <meta:editing-duration>PT2H11M47S</meta:editing-duration>
    <meta:editing-cycles>68</meta:editing-cycles>
    <meta:document-statistic meta:table-count="0" meta:image-count="0" meta:object-count="0" meta:page-count="1" meta:paragraph-count="22" meta:word-count="46" meta:character-count="368" meta:non-whitespace-character-count="339"/>
  </office:meta>
</office:document-meta>
</file>